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Aly">
            <text:p>Aly</text:p>
          </table:table-cell>
          <table:table-cell office:value-type="string" office:value="Bagayoko">
            <text:p>Bagayoko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Rokiatou">
            <text:p>Rokiatou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Drissa">
            <text:p>Driss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Bintou H">
            <text:p>Bintou H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Kalifa">
            <text:p>Kalifa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Sekou">
            <text:p>Sekou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Ténè">
            <text:p>Ténè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Djénèba">
            <text:p>Djénèba</text:p>
          </table:table-cell>
          <table:table-cell office:value-type="string" office:value="Dembélé">
            <text:p>Dembélé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Souleymane">
            <text:p>Souleymane</text:p>
          </table:table-cell>
          <table:table-cell office:value-type="string" office:value="Diallo">
            <text:p>Diallo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Yaya">
            <text:p>Yay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Boureima">
            <text:p>Boureim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fatoumata">
            <text:p>fatoumat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Seydou">
            <text:p>Seydou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Fatoumata T">
            <text:p>Fatoumata T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Sohan">
            <text:p>Sohan</text:p>
          </table:table-cell>
          <table:table-cell office:value-type="string" office:value="KAMATE">
            <text:p>KAMATE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Moussa">
            <text:p>Moussa</text:p>
          </table:table-cell>
          <table:table-cell office:value-type="string" office:value="Kampo">
            <text:p>Kampo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Modibo">
            <text:p>Modibo</text:p>
          </table:table-cell>
          <table:table-cell office:value-type="string" office:value="Kébé">
            <text:p>Kébé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Sekou">
            <text:p>Sekou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Sayon">
            <text:p>Sayon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Mohamed">
            <text:p>Mohamed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Oumou">
            <text:p>Oumou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Boureima">
            <text:p>Boureima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Adama Amara">
            <text:p>Adama Amara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Ibrahim">
            <text:p>Ibrahim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Issa">
            <text:p>Issa</text:p>
          </table:table-cell>
          <table:table-cell office:value-type="string" office:value="Lah">
            <text:p>Lah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Sadio">
            <text:p>Sadio</text:p>
          </table:table-cell>
          <table:table-cell office:value-type="string" office:value="Ly">
            <text:p>Ly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Fatoumata">
            <text:p>Fatoumata</text:p>
          </table:table-cell>
          <table:table-cell office:value-type="string" office:value="Maïga">
            <text:p>Maïga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Awa">
            <text:p>Awa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Kadiatou">
            <text:p>Kadiatou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Maïmouna">
            <text:p>Maïmouna</text:p>
          </table:table-cell>
          <table:table-cell office:value-type="string" office:value="Niang">
            <text:p>Niang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Woré">
            <text:p>Woré</text:p>
          </table:table-cell>
          <table:table-cell office:value-type="string" office:value="Sacko">
            <text:p>Sacko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Soundjè">
            <text:p>Soundjè</text:p>
          </table:table-cell>
          <table:table-cell office:value-type="string" office:value="Samake">
            <text:p>Samak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Inda">
            <text:p>Inda</text:p>
          </table:table-cell>
          <table:table-cell office:value-type="string" office:value="Sougouna">
            <text:p>Sougouna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Fatoumata">
            <text:p>Fatoumata</text:p>
          </table:table-cell>
          <table:table-cell office:value-type="string" office:value="Sylla">
            <text:p>Sylla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Yacouba">
            <text:p>Yacouba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Abass">
            <text:p>Abass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Ibrahima">
            <text:p>Ibrahima</text:p>
          </table:table-cell>
          <table:table-cell office:value-type="string" office:value="Yattéré">
            <text:p>Yattéré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Amadou">
            <text:p>Amadou</text:p>
          </table:table-cell>
          <table:table-cell office:value-type="string" office:value="Zalla">
            <text:p>Zal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meta>
    <meta:generator>ODFPY/1.4.1</meta:generator>
  </office:meta>
</office:document-meta>
</file>